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6.8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99" fo:padding="0.71mm"/>
    </style:style>
    <style:style style:name="ce3" style:family="table-cell" style:parent-style-name="Default" style:data-style-name="N2">
      <style:table-cell-properties fo:padding="0.71mm"/>
    </style:style>
    <style:style style:name="ce4" style:family="table-cell" style:parent-style-name="Default" style:data-style-name="N140">
      <style:table-cell-properties fo:padding="0.71mm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Default" style:data-style-name="N139">
      <style:table-cell-properties fo:padding="0.71mm"/>
    </style:style>
    <style:style style:name="ce7" style:family="table-cell" style:parent-style-name="Default" style:data-style-name="N141">
      <style:table-cell-properties fo:padding="0.71mm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>
      <style:text-properties fo:color="#ff3333" fo:font-style="italic" style:font-style-asian="italic" style:font-style-complex="italic"/>
    </style:style>
    <style:style style:name="ce10" style:family="table-cell" style:parent-style-name="Default" style:data-style-name="N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43">
      <style:table-cell-properties fo:padding="0.71mm"/>
    </style:style>
    <style:style style:name="ce15" style:family="table-cell" style:parent-style-name="Default" style:data-style-name="N143"/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127.23mm" fo:min-width="151.0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Nennwiderstand: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Ohm</text:p>
          </table:table-cell>
          <table:table-cell office:value-type="string" calcext:value-type="string">
            <text:p>R0</text:p>
          </table:table-cell>
          <table:table-cell/>
          <table:table-cell table:style-name="ce1" office:value-type="string" calcext:value-type="string">
            <text:p>Über 0°C:</text:p>
          </table:table-cell>
          <table:table-cell table:style-name="ce14" office:value-type="float" office:value="0.0039083" calcext:value-type="float">
            <text:p>0,003908300000000</text:p>
          </table:table-cell>
          <table:table-cell table:style-name="ce1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 office:value-type="float" office:value="-0.0000005775" calcext:value-type="float">
            <text:p>-0,000000577500000</text:p>
          </table:table-cell>
          <table:table-cell table:style-name="ce1" office:value-type="string" calcext:value-type="string">
            <text:p>b</text:p>
          </table:table-cell>
          <table:table-cell/>
          <table:table-cell>
            <draw:custom-shape table:end-cell-address="Tabelle1.Q27" table:end-x="4.21mm" table:end-y="0.79mm" draw:z-index="0" draw:name="Text 1" draw:style-name="gr1" draw:text-style-name="P2" svg:width="152.19mm" svg:height="128.35mm" svg:x="3.66mm" svg:y="1.65mm">
              <text:p text:style-name="P1"><text:span text:style-name="T1">über 0°C: </text:span></text:p>
              <text:p text:style-name="P1"><text:span text:style-name="T1">R=R0*(1+a*T+b*T^2)</text:span></text:p>
              <text:p text:style-name="P1"><text:span text:style-name="T1">a= 3,9083*10^-3 /K</text:span></text:p>
              <text:p text:style-name="P1"><text:span text:style-name="T1">b= -5,775*10^-7 /K^2</text:span></text:p>
              <text:p text:style-name="P1"><text:span text:style-name="T1"/></text:p>
              <text:p text:style-name="P1"><text:span text:style-name="T1">Unter 0°C:</text:span></text:p>
              <text:p text:style-name="P1"><text:span text:style-name="T1">R=R0*(1+a*T+b*T^2+c*(T-100)*T^3)</text:span></text:p>
              <text:p text:style-name="P1"><text:span text:style-name="T1">a= 3,9083*10^-3</text:span></text:p>
              <text:p text:style-name="P1"><text:span text:style-name="T1">b= -5,775*10^-7</text:span></text:p>
              <text:p text:style-name="P1"><text:span text:style-name="T1">c= -4,183*10^-12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tere Spannung Ua0: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U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ere Spannung (Ua100):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Umax</text:p>
          </table:table-cell>
          <table:table-cell/>
          <table:table-cell table:style-name="ce1" office:value-type="string" calcext:value-type="string">
            <text:p>Unter 0°C:</text:p>
          </table:table-cell>
          <table:table-cell table:style-name="ce14" office:value-type="float" office:value="-0.000000000004183" calcext:value-type="float">
            <text:p>-0,000000000004183</text:p>
          </table:table-cell>
          <table:table-cell table:style-name="ce1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imale Temperatur: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T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ale Temperatur: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Tmax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min:</text:p>
          </table:table-cell>
          <table:table-cell table:style-name="ce3" table:formula="of:=R0*(1+a*Tmin+b*Tmin^2)" office:value-type="float" office:value="100" calcext:value-type="float">
            <text:p>100,00</text:p>
          </table:table-cell>
          <table:table-cell table:style-name="ce1" office:value-type="string" calcext:value-type="string">
            <text:p>Ohm</text:p>
          </table:table-cell>
          <table:table-cell table:style-name="ce3" office:value-type="string" calcext:value-type="string">
            <text:p>R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max:</text:p>
          </table:table-cell>
          <table:table-cell table:style-name="ce3" table:formula="of:=R0*(1+a*Tmax+b*Tmax^2)" office:value-type="float" office:value="280.9775" calcext:value-type="float">
            <text:p>280,98</text:p>
          </table:table-cell>
          <table:table-cell table:style-name="ce1" office:value-type="string" calcext:value-type="string">
            <text:p>Ohm</text:p>
          </table:table-cell>
          <table:table-cell table:style-name="ce3" office:value-type="string" calcext:value-type="string">
            <text:p>Rmax</text:p>
          </table:table-cell>
          <table:table-cell/>
          <table:table-cell table:style-name="ce3" table:formula="of:=R0*(1+a*[.F7]+b*[.F7]^2)" office:value-type="float" office:value="157.325125" calcext:value-type="float">
            <text:p>157,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ef: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Ur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sstrom: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0:</text:p>
          </table:table-cell>
          <table:table-cell table:style-name="ce4" table:formula="of:=Rmin*I/1000" office:value-type="float" office:value="0.1" calcext:value-type="float">
            <text:p>0,100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U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100:</text:p>
          </table:table-cell>
          <table:table-cell table:style-name="ce4" table:formula="of:=Rmax*I/1000" office:value-type="float" office:value="0.2809775" calcext:value-type="float">
            <text:p>0,281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dUma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:</text:p>
          </table:table-cell>
          <table:table-cell table:style-name="ce2" table:formula="of:=2500-[.B19]" office:value-type="float" office:value="300" calcext:value-type="float">
            <text:p>300</text:p>
          </table:table-cell>
          <table:table-cell table:style-name="ce1" office:value-type="string" calcext:value-type="string">
            <text:p>Ohm</text:p>
          </table:table-cell>
          <table:table-cell table:style-name="ce11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:</text:p>
          </table:table-cell>
          <table:table-cell table:style-name="ce2" office:value-type="float" office:value="2200" calcext:value-type="float">
            <text:p>2200</text:p>
          </table:table-cell>
          <table:table-cell table:style-name="ce1" office:value-type="string" calcext:value-type="string">
            <text:p>Ohm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:</text:p>
          </table:table-cell>
          <table:table-cell table:style-name="ce5" table:formula="of:=Uref-([.B18]+[.B19])*I/1000" office:value-type="float" office:value="2.5" calcext:value-type="float">
            <text:p>2,5</text:p>
          </table:table-cell>
          <table:table-cell table:style-name="ce1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2:</text:p>
          </table:table-cell>
          <table:table-cell table:style-name="ce6" table:formula="of:=([.B21]*(Umin-Umax))/(Umax*(dUmin-[.B21])+Umin*([.B21]-dUmax)+[.B21]*(dUmax-dUmin))" office:value-type="float" office:value="1.08248011348722" calcext:value-type="float">
            <text:p>1,0825</text:p>
          </table:table-cell>
          <table:table-cell/>
          <table:table-cell office:value-type="string" calcext:value-type="string">
            <text:p>k2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k1:</text:p>
          </table:table-cell>
          <table:table-cell table:style-name="ce6" table:formula="of:=(Umin-[.B21])/([.B21]-[.B21]*[.B23]+dUmin*[.B23])" office:value-type="float" office:value="25.5226340290921" calcext:value-type="float">
            <text:p>25,5226</text:p>
          </table:table-cell>
          <table:table-cell/>
          <table:table-cell office:value-type="string" calcext:value-type="string">
            <text:p>k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10: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Ohm</text:p>
          </table:table-cell>
          <table:table-cell table:style-name="ce11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+R11:</text:p>
          </table:table-cell>
          <table:table-cell table:style-name="ce7" table:formula="of:=[.B27]/([.B23]-1)" office:value-type="float" office:value="2424.8269254746" calcext:value-type="float">
            <text:p>2424,8</text:p>
          </table:table-cell>
          <table:table-cell table:style-name="ce1" office:value-type="string" calcext:value-type="string">
            <text:p>Ohm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70" calcext:value-type="float">
            <text:p>470</text:p>
          </table:table-cell>
          <table:table-cell table:formula="of:=[.B28]-[.D28]" office:value-type="float" office:value="424.8269254746" calcext:value-type="float">
            <text:p>424,82692547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8: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Ohm</text:p>
          </table:table-cell>
          <table:table-cell table:style-name="ce11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+R1:</text:p>
          </table:table-cell>
          <table:table-cell table:style-name="ce7" table:formula="of:=[.B25]*[.B30]" office:value-type="float" office:value="5104.52680581842" calcext:value-type="float">
            <text:p>5104,5</text:p>
          </table:table-cell>
          <table:table-cell table:style-name="ce1" office:value-type="string" calcext:value-type="string">
            <text:p>Ohm</text:p>
          </table:table-cell>
          <table:table-cell table:style-name="ce13" office:value-type="float" office:value="4700" calcext:value-type="float">
            <text:p>4700</text:p>
          </table:table-cell>
          <table:table-cell/>
          <table:table-cell table:formula="of:=[.B31]-[.D31]" office:value-type="float" office:value="404.52680581842" calcext:value-type="float">
            <text:p>404,526805818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1</text:p>
          </table:table-cell>
          <table:table-cell table:style-name="ce8" table:formula="of:=[.B31]-[.D31]" office:value-type="float" office:value="404.526805818418" calcext:value-type="float">
            <text:p>405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table:style-name="ce8" table:formula="of:=[.B18]" office:value-type="float" office:value="300" calcext:value-type="float">
            <text:p>3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table:style-name="ce9" table:formula="of:=[.B10]" office:value-type="float" office:value="280.9775" calcext:value-type="float">
            <text:p>281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table:style-name="ce8" table:formula="of:=[.B19]" office:value-type="float" office:value="2200" calcext:value-type="float">
            <text:p>22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</text:p>
          </table:table-cell>
          <table:table-cell table:style-name="ce10" table:formula="of:=[.D31]" office:value-type="float" office:value="4700" calcext:value-type="float">
            <text:p>47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table:style-name="ce10" table:formula="of:=[.B30]" office:value-type="float" office:value="200" calcext:value-type="float">
            <text:p>2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9</text:p>
          </table:table-cell>
          <table:table-cell table:style-name="ce10" table:formula="of:=[.D28]" office:value-type="float" office:value="2000" calcext:value-type="float">
            <text:p>20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</text:p>
          </table:table-cell>
          <table:table-cell table:style-name="ce10" table:formula="of:=[.B27]" office:value-type="float" office:value="200" calcext:value-type="float">
            <text:p>20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1</text:p>
          </table:table-cell>
          <table:table-cell table:style-name="ce10" table:formula="of:=[.E28]" office:value-type="float" office:value="470" calcext:value-type="float">
            <text:p>470</text:p>
          </table:table-cell>
          <table:table-cell table:style-name="ce1" office:value-type="string" calcext:value-type="string">
            <text:p>Ohm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" table:base-cell-address="$Tabelle1.$A$1" table:cell-range-address="$Tabelle1.$G$1"/>
        <table:named-range table:name="b" table:base-cell-address="$Tabelle1.$A$1" table:cell-range-address="$Tabelle1.$G$2"/>
        <table:named-range table:name="c" table:base-cell-address="$Tabelle1.$A$1" table:cell-range-address="$Tabelle1.$G$4"/>
        <table:named-range table:name="dUmax" table:base-cell-address="$Tabelle1.$B$16" table:cell-range-address="$Tabelle1.$B$16"/>
        <table:named-range table:name="dUmin" table:base-cell-address="$Tabelle1.$B$15" table:cell-range-address="$Tabelle1.$B$15"/>
        <table:named-range table:name="I" table:base-cell-address="$Tabelle1.$B$13" table:cell-range-address="$Tabelle1.$B$13"/>
        <table:named-range table:name="IMess" table:base-cell-address="$Tabelle1.$B$13" table:cell-range-address="$Tabelle1.$B$13"/>
        <table:named-range table:name="R0" table:base-cell-address="$Tabelle1.$A$1" table:cell-range-address="$Tabelle1.$B$1"/>
        <table:named-range table:name="Rmax" table:base-cell-address="$Tabelle1.$B$10" table:cell-range-address="$Tabelle1.$B$10"/>
        <table:named-range table:name="Rmin" table:base-cell-address="$Tabelle1.$B$9" table:cell-range-address="$Tabelle1.$B$9"/>
        <table:named-range table:name="Tmax" table:base-cell-address="$Tabelle1.$B$6" table:cell-range-address="$Tabelle1.$B$7"/>
        <table:named-range table:name="Tmin" table:base-cell-address="$Tabelle1.$B$6" table:cell-range-address="$Tabelle1.$B$6"/>
        <table:named-range table:name="Umax" table:base-cell-address="$Tabelle1.$B$4" table:cell-range-address="$Tabelle1.$B$4"/>
        <table:named-range table:name="Umin" table:base-cell-address="$Tabelle1.$B$3" table:cell-range-address="$Tabelle1.$B$3"/>
        <table:named-range table:name="Uref" table:base-cell-address="$Tabelle1.$B$12" table:cell-range-address="$Tabelle1.$B$12"/>
      </table:named-expressions>
      <table:database-ranges>
        <table:database-range table:name="__Anonymous_DB__1" table:target-range-address="Tabelle1.A1:Tabelle1.C1" table:contains-header="false" table:orientation="column"/>
        <table:database-range table:name="__Anonymous_DB__2" table:target-range-address="Tabelle1.F1:Tabelle1.H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15" loext:min-decimal-places="15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.00.0000</text:date>, <text:time style:data-style-name="N2" text:time-value="15:08:16.5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perling</meta:initial-creator>
    <meta:creation-date>2008-01-10T13:43:01</meta:creation-date>
    <dc:date>2016-08-03T16:32:13.129000000</dc:date>
    <meta:editing-duration>PT54M5S</meta:editing-duration>
    <meta:editing-cycles>11</meta:editing-cycles>
    <meta:generator>LibreOffice/5.0.6.3$Windows_x86 LibreOffice_project/490fc03b25318460cfc54456516ea2519c11d1aa</meta:generator>
    <meta:document-statistic meta:table-count="1" meta:cell-count="123" meta:object-count="1"/>
  </office:meta>
</office:document-meta>
</file>